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TRING_VIEW</text:span></text:p>
      <text:p text:style-name="P2"><text:span text:style-name="T2"/></text:p>
      <text:p text:style-name="P2"><text:span text:style-name="T3">std::string_view provides a view of a string that is defined elsewhere. When a string_view is created there's no need to copy the data (unlike std::string) and it is smaller than std::string regarding the size on the stack/heap (std::string_view is around 8-16 bytes, whereas due to Small String Optimizations std::string is usually 24-32 bytes, more on std::string here<text:s/></text:span><text:a xlink:href="https://shaharmike.com/cpp/std-string/"><text:span text:style-name="T4">https://shaharmike.com/cpp/std-string/</text:span></text:a><text:span text:style-name="T5">). Not only that but whenever we create a new std::string_view we don't create any copies as we are creating views. This also means that if we create a string_view based on a string, if the string changes then so does the string_view.</text:span></text:p>
      <text:p text:style-name="P2"><text:span text:style-name="T5">In conclusion, std::string_view should be used instead of C-style strings, and over std::string for read-only strings (unless we already have an std::string).</text:span></text:p>
      <text:p text:style-name="P2"><text:span text:style-name="T5"/></text:p>
      <text:p text:style-name="P2"><text:span text:style-name="T6">MODIFICATION</text:span></text:p>
      <text:p text:style-name="P3"><draw:frame text:anchor-type="as-char" svg:width="113.88mm" svg:height="13.12mm" style:rel-width="scale" style:rel-height="scale"><draw:object-ole xlink:href="OleObj1"/><draw:image xlink:href="ObjectReplacements/OleObj1"/></draw:frame><text:span text:style-name="T6"/></text:p>
      <text:p text:style-name="P4"><text:span text:style-name="T7">The view "range" of a std::string_view can only be made smaller but not larger.</text:span></text:p>
      <text:p text:style-name="P4"><text:span text:style-name="T7"/></text:p>
      <text:p text:style-name="P4"><text:span text:style-name="T8">OWNERSHIP ISSUES</text:span></text:p>
      <text:p text:style-name="P4"><text:span text:style-name="T9">As std::string_view only views, its lifetime is dependant of that of the string it is viewing, if the viewed string goes out of scope then our std::string_view has nothing to observe and accessing it causes undefined behaviour. The string that a std::string_view is viewing has to be created somewhere else as std::string_view can't create any strings on its own.</text:span></text:p>
      <text:p text:style-name="P5"><draw:frame text:anchor-type="as-char" svg:width="168.28mm" svg:height="77.47mm" style:rel-width="scale" style:rel-height="scale"><draw:object-ole xlink:href="OleObj2"/><draw:image xlink:href="ObjectReplacements/OleObj2"/></draw:frame><text:span text:style-name="T10"/></text:p>
      <text:p text:style-name="P5"><text:span text:style-name="T10"/></text:p>
      <text:p text:style-name="P6"><text:span text:style-name="T11">CONVERTING TO STD::STRING</text:span><text:span text:style-name="T12"/></text:p>
      <text:p text:style-name="P6"><text:span text:style-name="T12">std::string_view won't implicitly be converted to std::string, it has to be explicitly converted.</text:span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